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1">
      <style:text-properties officeooo:paragraph-rsid="000c9a02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loext:opacity="100%" style:font-name="apple-system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7" style:family="paragraph" style:parent-style-name="Standard">
      <loext:graphic-properties draw:fill="solid" draw:fill-color="#dddddd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dddddd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8" style:family="paragraph" style:parent-style-name="Standard">
      <loext:graphic-properties draw:fill="solid" draw:fill-color="#dee6e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dee6ef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9" style:family="paragraph" style:parent-style-name="Standard">
      <loext:graphic-properties draw:fill="solid" draw:fill-color="#dee6ef" draw:opacity="100%"/>
      <style:paragraph-properties fo:margin-left="0in" fo:margin-right="0in" fo:margin-top="0.1201in" fo:margin-bottom="0in" style:contextual-spacing="false" fo:orphans="2" fo:widows="2" fo:text-indent="0in" style:auto-text-indent="false" fo:background-color="#dee6ef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10" style:family="paragraph" style:parent-style-name="Standard">
      <loext:graphic-properties draw:fill="solid" draw:fill-color="#dee6ef" draw:opacity="100%"/>
      <style:paragraph-properties fo:margin-left="0in" fo:margin-right="0in" fo:margin-top="0in" fo:margin-bottom="0.1201in" style:contextual-spacing="false" fo:orphans="2" fo:widows="2" fo:text-indent="0in" style:auto-text-indent="false" fo:background-color="#dee6ef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11" style:family="paragraph" style:parent-style-name="Standard">
      <loext:graphic-properties draw:fill="solid" draw:fill-color="#dee6ef" draw:opacity="100%"/>
      <style:paragraph-properties fo:margin-left="0in" fo:margin-right="0in" fo:margin-top="0in" fo:margin-bottom="0.1402in" style:contextual-spacing="false" fo:orphans="2" fo:widows="2" fo:text-indent="0in" style:auto-text-indent="false" fo:background-color="#dee6ef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officeooo:paragraph-rsid="000c9a02"/>
    </style:style>
    <style:style style:name="P13" style:family="paragraph" style:parent-style-name="Standard">
      <loext:graphic-properties draw:fill="solid" draw:fill-color="#dddddd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dddddd"/>
      <style:text-properties fo:font-variant="normal" fo:text-transform="none" fo:color="#000000" loext:opacity="100%" style:font-name="apple-system" fo:font-size="10.5pt" fo:letter-spacing="normal" fo:font-style="normal" fo:font-weight="normal" officeooo:paragraph-rsid="000c9a02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.2402in" fo:margin-bottom="0in" style:contextual-spacing="false" fo:orphans="2" fo:widows="2" fo:text-indent="0in" style:auto-text-indent="false" style:page-number="auto" fo:background-color="transparent"/>
      <style:text-properties fo:font-variant="normal" fo:text-transform="none" fo:color="#000000" loext:opacity="100%" style:font-name="apple-system" fo:font-size="10.5pt" fo:letter-spacing="normal" fo:font-style="normal" fo:font-weight="normal" officeooo:paragraph-rsid="000c9a02"/>
    </style:style>
    <style:style style:name="P15" style:family="paragraph" style:parent-style-name="Standard">
      <loext:graphic-properties draw:fill="none"/>
      <style:paragraph-properties fo:margin-left="0in" fo:margin-right="0in" fo:margin-top="0.2402in" fo:margin-bottom="0in" style:contextual-spacing="false" fo:orphans="2" fo:widows="2" fo:text-indent="0in" style:auto-text-indent="false" fo:break-before="page" fo:background-color="transparent"/>
      <style:text-properties fo:font-variant="normal" fo:text-transform="none" fo:color="#000000" loext:opacity="100%" style:font-name="apple-system" fo:font-size="10.5pt" fo:letter-spacing="normal" fo:font-style="normal" fo:font-weight="normal" officeooo:paragraph-rsid="000c9a02"/>
    </style:style>
    <style:style style:name="P16" style:family="paragraph" style:parent-style-name="Standard" style:master-page-name="">
      <loext:graphic-properties draw:fill="solid" draw:fill-color="#dddddd" draw:opacity="100%"/>
      <style:paragraph-properties fo:margin-left="0.2402in" fo:margin-right="0in" fo:margin-top="0in" fo:margin-bottom="0in" style:contextual-spacing="false" fo:orphans="2" fo:widows="2" fo:text-indent="0in" style:auto-text-indent="false" style:page-number="auto" fo:break-before="page" fo:background-color="#dddddd"/>
      <style:text-properties fo:font-variant="normal" fo:text-transform="none" fo:color="#000000" loext:opacity="100%" style:font-name="apple-system" fo:font-size="10.5pt" fo:letter-spacing="normal" fo:font-style="normal" fo:font-weight="normal" officeooo:paragraph-rsid="000c9a02"/>
    </style:style>
    <style:style style:name="P17" style:family="paragraph" style:parent-style-name="Standard">
      <loext:graphic-properties draw:fill="solid" draw:fill-color="#dddddd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dddddd"/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P1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>
      <style:paragraph-properties fo:margin-left="0in" fo:margin-right="0in" fo:text-indent="0in" style:auto-text-indent="false" fo:break-before="page" fo:padding="0in" fo:border="none"/>
    </style:style>
    <style:style style:name="P2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2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3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1" style:family="text">
      <style:text-properties fo:color="#55308d" loext:opacity="100%"/>
    </style:style>
    <style:style style:name="T2" style:family="text">
      <style:text-properties loext:padding="0in" loext:border="none"/>
    </style:style>
    <style:style style:name="T3" style:family="text">
      <style:text-properties loext:padding="0.0193in" loext:border="0.06pt solid #f7faf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41. Design Circular Deque</text:h>
      <text:p text:style-name="P24">Design your implementation of the circular double-ended queue (deque).</text:p>
      <text:p text:style-name="P18">Implement the <text:span text:style-name="Source_20_Text"><text:span text:style-name="T3">MyCircularDeque</text:span></text:span> class:</text:p>
      <text:list text:style-name="L1">
        <text:list-item>
          <text:p text:style-name="P20"><text:span text:style-name="Source_20_Text"><text:span text:style-name="T3">MyCircularDeque(int k)</text:span></text:span> Initializes the deque with a maximum size of <text:span text:style-name="Source_20_Text"><text:span text:style-name="T3">k</text:span></text:span>.</text:p>
        </text:list-item>
        <text:list-item>
          <text:p text:style-name="P20"><text:span text:style-name="Source_20_Text"><text:span text:style-name="T3">boolean insertFront()</text:span></text:span> Adds an item at the front of Deque. Returns <text:span text:style-name="Source_20_Text"><text:span text:style-name="T3">true</text:span></text:span> if the operation is successful, or <text:span text:style-name="Source_20_Text"><text:span text:style-name="T3">false</text:span></text:span> otherwise.</text:p>
        </text:list-item>
        <text:list-item>
          <text:p text:style-name="P20"><text:span text:style-name="Source_20_Text"><text:span text:style-name="T3">boolean insertLast()</text:span></text:span> Adds an item at the rear of Deque. Returns <text:span text:style-name="Source_20_Text"><text:span text:style-name="T3">true</text:span></text:span> if the operation is successful, or <text:span text:style-name="Source_20_Text"><text:span text:style-name="T3">false</text:span></text:span> otherwise.</text:p>
        </text:list-item>
        <text:list-item>
          <text:p text:style-name="P20"><text:span text:style-name="Source_20_Text"><text:span text:style-name="T3">boolean deleteFront()</text:span></text:span> Deletes an item from the front of Deque. Returns <text:span text:style-name="Source_20_Text"><text:span text:style-name="T3">true</text:span></text:span> if the operation is successful, or <text:span text:style-name="Source_20_Text"><text:span text:style-name="T3">false</text:span></text:span> otherwise.</text:p>
        </text:list-item>
        <text:list-item>
          <text:p text:style-name="P20"><text:span text:style-name="Source_20_Text"><text:span text:style-name="T3">boolean deleteLast()</text:span></text:span> Deletes an item from the rear of Deque. Returns <text:span text:style-name="Source_20_Text"><text:span text:style-name="T3">true</text:span></text:span> if the operation is successful, or <text:span text:style-name="Source_20_Text"><text:span text:style-name="T3">false</text:span></text:span> otherwise.</text:p>
        </text:list-item>
        <text:list-item>
          <text:p text:style-name="P20"><text:span text:style-name="Source_20_Text"><text:span text:style-name="T3">int getFront()</text:span></text:span> Returns the front item from the Deque. Returns <text:span text:style-name="Source_20_Text"><text:span text:style-name="T3">-1</text:span></text:span> if the deque is empty.</text:p>
        </text:list-item>
        <text:list-item>
          <text:p text:style-name="P20"><text:span text:style-name="Source_20_Text"><text:span text:style-name="T3">int getRear()</text:span></text:span> Returns the last item from Deque. Returns <text:span text:style-name="Source_20_Text"><text:span text:style-name="T3">-1</text:span></text:span> if the deque is empty.</text:p>
        </text:list-item>
        <text:list-item>
          <text:p text:style-name="P20"><text:span text:style-name="Source_20_Text"><text:span text:style-name="T3">boolean isEmpty()</text:span></text:span> Returns <text:span text:style-name="Source_20_Text"><text:span text:style-name="T3">true</text:span></text:span> if the deque is empty, or <text:span text:style-name="Source_20_Text"><text:span text:style-name="T3">false</text:span></text:span> otherwise.</text:p>
        </text:list-item>
        <text:list-item>
          <text:p text:style-name="P21"><text:span text:style-name="Source_20_Text"><text:span text:style-name="T3">boolean isFull()</text:span></text:span> Returns <text:span text:style-name="Source_20_Text"><text:span text:style-name="T3">true</text:span></text:span> if the deque is full, or <text:span text:style-name="Source_20_Text"><text:span text:style-name="T3">false</text:span></text:span> otherwise.</text:p>
        </text:list-item>
      </text:list>
      <text:p text:style-name="P18"><text:span text:style-name="Strong_20_Emphasis"><text:span text:style-name="T2">Example 1:</text:span></text:span></text:p>
      <text:p text:style-name="P2"><text:span text:style-name="Strong_20_Emphasis"><text:span text:style-name="T2">Input</text:span></text:span></text:p>
      <text:p text:style-name="P4">["MyCircularDeque", "insertLast", "insertLast", "insertFront", "insertFront", "getRear", "isFull", "deleteLast", "insertFront", "getFront"]</text:p>
      <text:p text:style-name="P4">[[3], [1], [2], [3], [4], [], [], [], [4], []]</text:p>
      <text:p text:style-name="P2"><text:span text:style-name="Strong_20_Emphasis"><text:span text:style-name="T2">Output</text:span></text:span></text:p>
      <text:p text:style-name="P4">[null, true, true, true, false, 2, true, true, true, 4]</text:p>
      <text:p text:style-name="P4"/>
      <text:p text:style-name="P2"><text:span text:style-name="Strong_20_Emphasis"><text:span text:style-name="T2">Explanation</text:span></text:span></text:p>
      <text:p text:style-name="P4">MyCircularDeque myCircularDeque = new MyCircularDeque(3);</text:p>
      <text:p text:style-name="P4">myCircularDeque.insertLast(1); <text:s/>// return True</text:p>
      <text:p text:style-name="P4">myCircularDeque.insertLast(2); <text:s/>// return True</text:p>
      <text:p text:style-name="P4">myCircularDeque.insertFront(3); // return True</text:p>
      <text:p text:style-name="P4">myCircularDeque.insertFront(4); // return False, the queue is full.</text:p>
      <text:p text:style-name="P4">myCircularDeque.getRear(); <text:s text:c="5"/>// return 2</text:p>
      <text:p text:style-name="P4">myCircularDeque.isFull(); <text:s text:c="6"/>// return True</text:p>
      <text:p text:style-name="P4">myCircularDeque.deleteLast(); <text:s text:c="2"/>// return True</text:p>
      <text:p text:style-name="P4">myCircularDeque.insertFront(4); // return True</text:p>
      <text:p text:style-name="P3">myCircularDeque.getFront(); <text:s text:c="4"/>// return 4</text:p>
      <text:p text:style-name="P18"><text:span text:style-name="Strong_20_Emphasis"><text:span text:style-name="T2"/></text:span></text:p>
      <text:p text:style-name="P19"><text:span text:style-name="Strong_20_Emphasis"><text:span text:style-name="T2">Constraints:</text:span></text:span></text:p>
      <text:list text:style-name="L2">
        <text:list-item>
          <text:p text:style-name="P22"><text:span text:style-name="Source_20_Text"><text:span text:style-name="T3">1 &lt;= k &lt;= 1000</text:span></text:span></text:p>
        </text:list-item>
        <text:list-item>
          <text:p text:style-name="P22"><text:span text:style-name="Source_20_Text"><text:span text:style-name="T3">0 &lt;= value &lt;= 1000</text:span></text:span></text:p>
        </text:list-item>
        <text:list-item>
          <text:p text:style-name="P23">At most <text:span text:style-name="Source_20_Text"><text:span text:style-name="T3">2000</text:span></text:span> calls will be made to <text:span text:style-name="Source_20_Text"><text:span text:style-name="T3">insertFront</text:span></text:span>, <text:span text:style-name="Source_20_Text"><text:span text:style-name="T3">insertLast</text:span></text:span>, <text:span text:style-name="Source_20_Text"><text:span text:style-name="T3">deleteFront</text:span></text:span>, <text:span text:style-name="Source_20_Text"><text:span text:style-name="T3">deleteLast</text:span></text:span>, <text:span text:style-name="Source_20_Text"><text:span text:style-name="T3">getFront</text:span></text:span>, <text:span text:style-name="Source_20_Text"><text:span text:style-name="T3">getRear</text:span></text:span>, <text:span text:style-name="Source_20_Text"><text:span text:style-name="T3">isEmpty</text:span></text:span>, <text:span text:style-name="Source_20_Text"><text:span text:style-name="T3">isFull</text:span></text:span>.</text:p>
        </text:list-item>
      </text:list>
      <text:h text:style-name="P1" text:outline-level="1">641. Design Circular Deque</text:h>
      <text:p text:style-name="P6">/*</text:p>
      <text:p text:style-name="P6"><text:s text:c="2"/><text:span text:style-name="T4"><text:s text:c="2"/>Double linked list</text:span></text:p>
      <text:p text:style-name="P6"><text:s text:c="4"/>Time &amp; space complexity: all functions are O(1)</text:p>
      <text:p text:style-name="P6">*/</text:p>
      <text:p text:style-name="P6">class MyCircularDeque{</text:p>
      <text:p text:style-name="P6"><text:s text:c="4"/>public:</text:p>
      <text:p text:style-name="P7"><text:s text:c="8"/><text:span text:style-name="T4">// Create double linked list node</text:span></text:p>
      <text:p text:style-name="P17"><text:s text:c="8"/>class Node{</text:p>
      <text:p text:style-name="P17"><text:s text:c="12"/>public:</text:p>
      <text:p text:style-name="P17"><text:s text:c="16"/>int val;</text:p>
      <text:p text:style-name="P17"><text:s text:c="16"/>Node* next;</text:p>
      <text:p text:style-name="P17"><text:s text:c="16"/>Node* prev;</text:p>
      <text:p text:style-name="P17"><text:s text:c="12"/>public:</text:p>
      <text:p text:style-name="P17"><text:s text:c="16"/>Node(int val,Node* next,Node* prev):val(val),next(next),prev(prev){}</text:p>
      <text:p text:style-name="P17"><text:s text:c="8"/>};</text:p>
      <text:p text:style-name="P9"><text:s text:c="8"/>// head and tail</text:p>
      <text:p text:style-name="P8"><text:s text:c="8"/>Node* head=nullptr;</text:p>
      <text:p text:style-name="P11"><text:s text:c="8"/>Node* tail=nullptr;</text:p>
      <text:p text:style-name="P8"><text:s text:c="8"/>// Actual size</text:p>
      <text:p text:style-name="P10"><text:s text:c="8"/>int _size;</text:p>
      <text:p text:style-name="P8"><text:s text:c="8"/>// max size</text:p>
      <text:p text:style-name="P8"><text:s text:c="8"/>int _capacity;</text:p>
      <text:p text:style-name="P14"><text:s text:c="4"/></text:p>
      <text:p text:style-name="P15">public:</text:p>
      <text:p text:style-name="P7"><text:s text:c="8"/>MyCircularDeque(int k) {</text:p>
      <text:p text:style-name="P7"><text:s text:c="12"/>_size=0;</text:p>
      <text:p text:style-name="P7"><text:s text:c="12"/>_capacity=k;</text:p>
      <text:p text:style-name="P7"><text:s text:c="8"/>}</text:p>
      <text:p text:style-name="P6"><text:s text:c="8"/></text:p>
      <text:p text:style-name="P13"><text:s text:c="8"/>bool insertFront(int value) {</text:p>
      <text:p text:style-name="P7"><text:s text:c="12"/>if(isFull()) return false;</text:p>
      <text:p text:style-name="P7"><text:s text:c="12"/>if(!head) head=tail=new Node(value,nullptr,nullptr);</text:p>
      <text:p text:style-name="P7"><text:s text:c="12"/>else{</text:p>
      <text:p text:style-name="P7"><text:s text:c="16"/>Node* new_node=new Node(value,head,nullptr);</text:p>
      <text:p text:style-name="P7"><text:s text:c="16"/>head-&gt;prev=new_node;</text:p>
      <text:p text:style-name="P7"><text:s text:c="16"/>head=new_node;</text:p>
      <text:p text:style-name="P7"><text:s text:c="12"/>}</text:p>
      <text:p text:style-name="P7"><text:s text:c="12"/>_size++;</text:p>
      <text:p text:style-name="P7"><text:s text:c="12"/>return true;</text:p>
      <text:p text:style-name="P7"><text:s text:c="8"/>}</text:p>
      <text:p text:style-name="P6"><text:s text:c="8"/></text:p>
      <text:p text:style-name="P7"><text:s text:c="8"/>bool insertLast(int value) {</text:p>
      <text:p text:style-name="P7"><text:s text:c="12"/>if(isFull()) return false;</text:p>
      <text:p text:style-name="P7"><text:s text:c="12"/>if(!tail) head=tail=new Node(value,nullptr,nullptr);</text:p>
      <text:p text:style-name="P7"><text:s text:c="12"/>else{</text:p>
      <text:p text:style-name="P7"><text:s text:c="16"/>Node* new_node=new Node(value,nullptr,tail);</text:p>
      <text:p text:style-name="P7"><text:s text:c="16"/>tail-&gt;next=new_node;</text:p>
      <text:p text:style-name="P7"><text:s text:c="16"/>tail=new_node;</text:p>
      <text:p text:style-name="P7"><text:s text:c="12"/>}</text:p>
      <text:p text:style-name="P7"><text:s text:c="12"/>_size++;</text:p>
      <text:p text:style-name="P7"><text:s text:c="12"/>return true;</text:p>
      <text:p text:style-name="P7"><text:s text:c="8"/>}</text:p>
      <text:p text:style-name="P6"><text:s text:c="8"/></text:p>
      <text:p text:style-name="P7"><text:s text:c="8"/>bool deleteFront() {</text:p>
      <text:p text:style-name="P7"><text:s text:c="12"/>if(isEmpty()) return false;</text:p>
      <text:p text:style-name="P7"><text:s text:c="12"/>Node* tmp=head;</text:p>
      <text:p text:style-name="P7"><text:s text:c="12"/>if(_size&gt;1){</text:p>
      <text:p text:style-name="P7"><text:s text:c="16"/>head=head-&gt;next;</text:p>
      <text:p text:style-name="P7"><text:s text:c="16"/>head-&gt;prev=nullptr;</text:p>
      <text:p text:style-name="P7"><text:s text:c="16"/>tmp-&gt;next=nullptr;</text:p>
      <text:p text:style-name="P7"><text:s text:c="12"/>}</text:p>
      <text:p text:style-name="P7"><text:s text:c="12"/>else head=tail=nullptr;</text:p>
      <text:p text:style-name="P7"><text:s text:c="12"/>delete tmp;</text:p>
      <text:p text:style-name="P7"><text:s text:c="12"/>_size--;</text:p>
      <text:p text:style-name="P7"><text:s text:c="12"/>return true;</text:p>
      <text:p text:style-name="P7"><text:s text:c="8"/>} <text:s text:c="7"/></text:p>
      <text:p text:style-name="P12"><text:s text:c="7"/></text:p>
      <text:p text:style-name="P16"><text:s/>bool deleteLast() {</text:p>
      <text:p text:style-name="P7"><text:s text:c="12"/>if(isEmpty()) return false;</text:p>
      <text:p text:style-name="P7"><text:s text:c="12"/>Node* tmp=tail;</text:p>
      <text:p text:style-name="P7"><text:s text:c="12"/>if(_size&gt;1){</text:p>
      <text:p text:style-name="P7"><text:s text:c="16"/>tail=tail-&gt;prev;</text:p>
      <text:p text:style-name="P7"><text:s text:c="16"/>tail-&gt;next=nullptr;</text:p>
      <text:p text:style-name="P7"><text:s text:c="16"/>tmp-&gt;prev=nullptr;</text:p>
      <text:p text:style-name="P7"><text:s text:c="12"/>}</text:p>
      <text:p text:style-name="P7"><text:s text:c="12"/>else head=tail=nullptr;</text:p>
      <text:p text:style-name="P7"><text:s text:c="12"/>delete tmp;</text:p>
      <text:p text:style-name="P7"><text:s text:c="12"/>_size--;</text:p>
      <text:p text:style-name="P7"><text:s text:c="12"/>return true;</text:p>
      <text:p text:style-name="P7"><text:s text:c="8"/>}</text:p>
      <text:p text:style-name="P6"><text:s text:c="8"/></text:p>
      <text:p text:style-name="P7"><text:s text:c="8"/>int getFront() {</text:p>
      <text:p text:style-name="P7"><text:s text:c="12"/>if(isEmpty()) return -1;</text:p>
      <text:p text:style-name="P7"><text:s text:c="12"/>return head-&gt;val;</text:p>
      <text:p text:style-name="P7"><text:s text:c="8"/>}</text:p>
      <text:p text:style-name="P6"><text:s text:c="8"/></text:p>
      <text:p text:style-name="P7"><text:s text:c="8"/>int getRear() {</text:p>
      <text:p text:style-name="P7"><text:s text:c="12"/>if(isEmpty()) return -1;</text:p>
      <text:p text:style-name="P7"><text:s text:c="12"/>return tail-&gt;val;</text:p>
      <text:p text:style-name="P7"><text:s text:c="8"/>}</text:p>
      <text:p text:style-name="P6"><text:s text:c="8"/></text:p>
      <text:p text:style-name="P7"><text:s text:c="8"/>bool isEmpty() {</text:p>
      <text:p text:style-name="P7"><text:s text:c="12"/>return _size==0;</text:p>
      <text:p text:style-name="P7"><text:s text:c="8"/>}</text:p>
      <text:p text:style-name="P6"><text:s text:c="8"/></text:p>
      <text:p text:style-name="P7"><text:s text:c="8"/>bool isFull() {</text:p>
      <text:p text:style-name="P7"><text:s text:c="12"/>return _size==_capacity;</text:p>
      <text:p text:style-name="P7"><text:s text:c="8"/>}</text:p>
      <text:p text:style-name="P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08:38:46.293311619</meta:creation-date>
    <dc:date>2024-09-28T09:42:03.628040767</dc:date>
    <meta:editing-duration>P0D</meta:editing-duration>
    <meta:editing-cycles>1</meta:editing-cycles>
    <meta:document-statistic meta:table-count="0" meta:image-count="0" meta:object-count="0" meta:page-count="4" meta:paragraph-count="134" meta:word-count="466" meta:character-count="4377" meta:non-whitespace-character-count="3014"/>
    <meta:generator>LibreOffice/24.2.5.2$Linux_X86_64 LibreOffice_project/420$Build-2</meta:generator>
  </office:meta>
</office:document-meta>
</file>